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5cm"/>
    </style:style>
    <style:style style:name="co2" style:family="table-column">
      <style:table-column-properties fo:break-before="auto" style:column-width="3.7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MATRÍCULA</text:p>
          </table:table-cell>
          <table:table-cell office:value-type="string" calcext:value-type="string">
            <text:p>NU_TIPO_PESSOA</text:p>
          </table:table-cell>
        </table:table-row>
        <table:table-row table:style-name="ro2">
          <table:table-cell office:value-type="float" office:value="782665" calcext:value-type="float">
            <text:p>78266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83369" calcext:value-type="float">
            <text:p>9833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5353" calcext:value-type="float">
            <text:p>1853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4028" calcext:value-type="float">
            <text:p>94402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40364" calcext:value-type="float">
            <text:p>9403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5244" calcext:value-type="float">
            <text:p>9752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90673" calcext:value-type="float">
            <text:p>9906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1327" calcext:value-type="float">
            <text:p>7713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75237" calcext:value-type="float">
            <text:p>975237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1048565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8T15:53:21.426637633</meta:creation-date>
    <meta:generator>LibreOffice/6.4.7.2$Linux_X86_64 LibreOffice_project/40$Build-2</meta:generator>
    <dc:date>2024-03-08T16:14:44.170260963</dc:date>
    <meta:editing-duration>PT21M23S</meta:editing-duration>
    <meta:editing-cycles>1</meta:editing-cycles>
    <meta:document-statistic meta:table-count="1" meta:cell-count="20" meta:object-count="0"/>
  </office:meta>
</office:document-meta>
</file>